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601" officeooo:paragraph-rsid="00020601"/>
    </style:style>
    <style:style style:name="P2" style:family="paragraph" style:parent-style-name="Standard">
      <style:text-properties officeooo:rsid="00020601" officeooo:paragraph-rsid="0004d9b8"/>
    </style:style>
    <style:style style:name="P3" style:family="paragraph" style:parent-style-name="Standard">
      <style:text-properties officeooo:rsid="0002b82e" officeooo:paragraph-rsid="0002b82e"/>
    </style:style>
    <style:style style:name="P4" style:family="paragraph" style:parent-style-name="Standard">
      <style:text-properties officeooo:rsid="000315a0" officeooo:paragraph-rsid="000315a0"/>
    </style:style>
    <style:style style:name="T1" style:family="text">
      <style:text-properties officeooo:rsid="0002b82e"/>
    </style:style>
    <style:style style:name="T2" style:family="text">
      <style:text-properties officeooo:rsid="0004d9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1</text:span>. How many commits have been made to PhysicsCompetition? <text:s/>When was the first? <text:s/>Could you determine this even if your machine were not on the internet? <text:s text:c="2"/>Why? <text:s/>(If you do this on a Unix or Gitbash commandline, you may find the grep and wc commands.)</text:p>
      <text:p text:style-name="P4"/>
      <text:p text:style-name="P1"><text:span text:style-name="T2">2</text:span>. Git often uses 7-letter hashcode prefixes to identify a commit. <text:s text:c="2"/>Is this <text:span text:style-name="T2">potentially ambiguous</text:span>? <text:s/>What are the odds that two commits might have the same 7-letter prefix?</text:p>
      <text:p text:style-name="P1"/>
      <text:p text:style-name="P2"><text:span text:style-name="T2">3</text:span>. What does git do when competing edits apply to a binary file, e.g. a word doc.</text:p>
      <text:p text:style-name="P2"/>
      <text:p text:style-name="P1">4. Do the following Git exercise:</text:p>
      <text:p text:style-name="P1"/>
      <text:p text:style-name="P1">a. <text:span text:style-name="T1">Create a repo locally.</text:span></text:p>
      <text:p text:style-name="P1"/>
      <text:p text:style-name="P3">b. Push it to your account on GH, from local context<text:span text:style-name="T2">, without visiting github.com.</text:span></text:p>
      <text:p text:style-name="P3"/>
      <text:p text:style-name="P3">c. Set it up so that any directory named </text:p>
      <text:p text:style-name="P1"/>
      <text:p text:style-name="P2"/>
      <text:p text:style-name="P2">1. Does git force a hand-merge when two different commits edit the same file, or can the merge be automatic if the edits are not overlapping? <text:s/>Test to find out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1-06-13T22:18:51.855000000</dc:date>
    <meta:editing-duration>P1DT7H19M40S</meta:editing-duration>
    <meta:editing-cycles>1</meta:editing-cycles>
    <meta:document-statistic meta:table-count="0" meta:image-count="0" meta:object-count="0" meta:page-count="1" meta:paragraph-count="8" meta:word-count="154" meta:character-count="843" meta:non-whitespace-character-count="687"/>
  </office:meta>
</office:document-meta>
</file>